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5.6811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33">
      <style:table-cell-properties fo:border-bottom="0.74pt solid #f8f9fa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fo:border-bottom="0.74pt solid #ffffff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33">
      <style:table-cell-properties fo:border-bottom="0.74pt solid #442f65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442f65" style:diagonal-bl-tr="none" style:diagonal-tl-br="none" style:text-align-source="fix" style:repeat-content="false" fo:wrap-option="no-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442f65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5" office:value-type="string" calcext:value-type="string">
            <text:p>What is your name in the Alchemy AOE Discord Server?</text:p>
          </table:table-cell>
          <table:table-cell table:style-name="ce5" office:value-type="string" calcext:value-type="string">
            <text:p>Please link your primary AOE2.GG profile:</text:p>
          </table:table-cell>
          <table:table-cell table:style-name="ce5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3" office:value-type="string" calcext:value-type="string">
            <text:p>Digital Signature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5T18:12:38.605" calcext:value-type="date">
            <text:p>3/15/2025 18:12:38</text:p>
          </table:table-cell>
          <table:table-cell table:style-name="ce7" office:value-type="string" calcext:value-type="string">
            <text:p>Snapy</text:p>
          </table:table-cell>
          <table:table-cell table:style-name="ce10" office:value-type="string" calcext:value-type="string">
            <text:p><text:a xlink:href="https://aoe2.gg/profile/210256" xlink:type="simple">https://aoe2.gg/profile/210256</text:a></text:p>
          </table:table-cell>
          <table:table-cell table:style-name="ce10" office:value-type="string" calcext:value-type="string">
            <text:p><text:a xlink:href="https://aoe2.gg/profile/3892281" xlink:type="simple">https://aoe2.gg/profile/2774706, https://aoe2.gg/profile/3892281</text:a></text:p>
          </table:table-cell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5T19:06:24.067" calcext:value-type="date">
            <text:p>3/15/2025 19:06:24</text:p>
          </table:table-cell>
          <table:table-cell table:style-name="ce6" office:value-type="string" calcext:value-type="string">
            <text:p>LoreDek</text:p>
          </table:table-cell>
          <table:table-cell table:style-name="ce9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5T19:47:21.164" calcext:value-type="date">
            <text:p>3/15/2025 19:47:21</text:p>
          </table:table-cell>
          <table:table-cell table:style-name="ce7" office:value-type="string" calcext:value-type="string">
            <text:p>maxymczech</text:p>
          </table:table-cell>
          <table:table-cell table:style-name="ce10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5T20:10:07.098" calcext:value-type="date">
            <text:p>3/15/2025 20:10:07</text:p>
          </table:table-cell>
          <table:table-cell table:style-name="ce6" office:value-type="string" calcext:value-type="string">
            <text:p>e1sTea</text:p>
          </table:table-cell>
          <table:table-cell table:style-name="ce11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5T21:48:24.16" calcext:value-type="date">
            <text:p>3/15/2025 21:48:24</text:p>
          </table:table-cell>
          <table:table-cell table:style-name="ce7" office:value-type="string" calcext:value-type="string">
            <text:p>Metalmania</text:p>
          </table:table-cell>
          <table:table-cell table:style-name="ce10" office:value-type="string" calcext:value-type="string">
            <text:p><text:a xlink:href="https://aoe2.gg/profile/9097311" xlink:type="simple">https://aoe2.gg/profile/9097311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6T08:05:38.091" calcext:value-type="date">
            <text:p>3/16/2025 8:05:38</text:p>
          </table:table-cell>
          <table:table-cell table:style-name="ce6" office:value-type="string" calcext:value-type="string">
            <text:p>Nutty</text:p>
          </table:table-cell>
          <table:table-cell table:style-name="ce9" office:value-type="string" calcext:value-type="string">
            <text:p><text:a xlink:href="https://aoe2.gg/profile/12064025" xlink:type="simple">https://aoe2.gg/profile/12064025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6T15:37:54.308" calcext:value-type="date">
            <text:p>3/16/2025 15:37:54</text:p>
          </table:table-cell>
          <table:table-cell table:style-name="ce7" office:value-type="string" calcext:value-type="string">
            <text:p>Mortis</text:p>
          </table:table-cell>
          <table:table-cell table:style-name="ce10" office:value-type="string" calcext:value-type="string">
            <text:p><text:a xlink:href="https://aoe2.gg/profile/39425" xlink:type="simple">https://aoe2.gg/profile/39425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6T15:52:13.498" calcext:value-type="date">
            <text:p>3/16/2025 15:52:13</text:p>
          </table:table-cell>
          <table:table-cell table:style-name="ce6" office:value-type="string" calcext:value-type="string">
            <text:p>angelr</text:p>
          </table:table-cell>
          <table:table-cell table:style-name="ce9" office:value-type="string" calcext:value-type="string">
            <text:p><text:a xlink:href="https://aoe2.gg/profile/6838238" xlink:type="simple">https://aoe2.gg/profile/6838238</text:a></text:p>
          </table:table-cell>
          <table:table-cell table:style-name="ce9" office:value-type="string" calcext:value-type="string">
            <text:p><text:a xlink:href="https://aoe2.gg/profile/15293475" xlink:type="simple">https://aoe2.gg/profile/15293475</text:a></text:p>
          </table:table-cell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6T23:52:14.233" calcext:value-type="date">
            <text:p>3/16/2025 23:52:14</text:p>
          </table:table-cell>
          <table:table-cell table:style-name="ce7" office:value-type="string" calcext:value-type="string">
            <text:p>PlushWerewolf</text:p>
          </table:table-cell>
          <table:table-cell table:style-name="ce10" office:value-type="string" calcext:value-type="string">
            <text:p><text:a xlink:href="https://aoe2.gg/profile/236773" xlink:type="simple">https://aoe2.gg/profile/236773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7T06:34:12.431" calcext:value-type="date">
            <text:p>3/17/2025 6:34:12</text:p>
          </table:table-cell>
          <table:table-cell table:style-name="ce6" office:value-type="string" calcext:value-type="string">
            <text:p>Mike'dugai</text:p>
          </table:table-cell>
          <table:table-cell table:style-name="ce9" office:value-type="string" calcext:value-type="string">
            <text:p><text:a xlink:href="https://aoe2.gg/profile/670688" xlink:type="simple">https://aoe2.gg/profile/670688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7T16:06:08.471" calcext:value-type="date">
            <text:p>3/17/2025 16:06:08</text:p>
          </table:table-cell>
          <table:table-cell table:style-name="ce7" office:value-type="string" calcext:value-type="string">
            <text:p>YoSoyPacho</text:p>
          </table:table-cell>
          <table:table-cell table:style-name="ce10" office:value-type="string" calcext:value-type="string">
            <text:p><text:a xlink:href="https://aoe2.gg/profile/11879908" xlink:type="simple">https://aoe2.gg/profile/11879908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7T17:39:33.579" calcext:value-type="date">
            <text:p>3/17/2025 17:39:33</text:p>
          </table:table-cell>
          <table:table-cell table:style-name="ce6" office:value-type="string" calcext:value-type="string">
            <text:p>Johnny Walrus</text:p>
          </table:table-cell>
          <table:table-cell table:style-name="ce9" office:value-type="string" calcext:value-type="string">
            <text:p><text:a xlink:href="https://aoe2.gg/profile/270562" xlink:type="simple">https://aoe2.gg/profile/270562</text:a></text:p>
          </table:table-cell>
          <table:table-cell table:style-name="ce9" office:value-type="string" calcext:value-type="string">
            <text:p><text:a xlink:href="https://aoe2.gg/profile/270562" xlink:type="simple">https://aoe2.gg/profile/270562</text:a></text:p>
          </table:table-cell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7T19:34:43.801" calcext:value-type="date">
            <text:p>3/17/2025 19:34:43</text:p>
          </table:table-cell>
          <table:table-cell table:style-name="ce7" office:value-type="string" calcext:value-type="string">
            <text:p>Chipmunk</text:p>
          </table:table-cell>
          <table:table-cell table:style-name="ce10" office:value-type="string" calcext:value-type="string">
            <text:p><text:a xlink:href="https://aoe2.gg/profile/282529" xlink:type="simple">https://aoe2.gg/profile/282529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18T00:01:34.708" calcext:value-type="date">
            <text:p>3/18/2025 0:01:34</text:p>
          </table:table-cell>
          <table:table-cell table:style-name="ce6" office:value-type="string" calcext:value-type="string">
            <text:p>Alexander</text:p>
          </table:table-cell>
          <table:table-cell table:style-name="ce9" office:value-type="string" calcext:value-type="string">
            <text:p><text:a xlink:href="https://aoe2.gg/profile/248469" xlink:type="simple">https://aoe2.gg/profile/248469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18T17:28:43.4" calcext:value-type="date">
            <text:p>3/18/2025 17:28:43</text:p>
          </table:table-cell>
          <table:table-cell table:style-name="ce7" office:value-type="string" calcext:value-type="string">
            <text:p>Toady</text:p>
          </table:table-cell>
          <table:table-cell table:style-name="ce10" office:value-type="string" calcext:value-type="string">
            <text:p><text:a xlink:href="https://aoe2.gg/profile/270589" xlink:type="simple">https://aoe2.gg/profile/270589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1T10:44:42.159" calcext:value-type="date">
            <text:p>3/21/2025 10:44:42</text:p>
          </table:table-cell>
          <table:table-cell table:style-name="ce6" office:value-type="string" calcext:value-type="string">
            <text:p>.shixo.</text:p>
          </table:table-cell>
          <table:table-cell table:style-name="ce9" office:value-type="string" calcext:value-type="string">
            <text:p><text:a xlink:href="https://aoe2.gg/profile/1137086" xlink:type="simple">https://aoe2.gg/profile/1137086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1T12:47:05.115" calcext:value-type="date">
            <text:p>3/21/2025 12:47:05</text:p>
          </table:table-cell>
          <table:table-cell table:style-name="ce7" office:value-type="string" calcext:value-type="string">
            <text:p>Kingofn00b5</text:p>
          </table:table-cell>
          <table:table-cell table:style-name="ce10" office:value-type="string" calcext:value-type="string">
            <text:p><text:a xlink:href="https://aoe2.gg/profile/10763380" xlink:type="simple">https://aoe2.gg/profile/10763380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1T17:13:31.807" calcext:value-type="date">
            <text:p>3/21/2025 17:13:31</text:p>
          </table:table-cell>
          <table:table-cell table:style-name="ce6" office:value-type="string" calcext:value-type="string">
            <text:p>HeisenN</text:p>
          </table:table-cell>
          <table:table-cell table:style-name="ce9" office:value-type="string" calcext:value-type="string">
            <text:p><text:a xlink:href="https://aoe2.gg/profile/583791" xlink:type="simple">https://aoe2.gg/profile/583791</text:a></text:p>
          </table:table-cell>
          <table:table-cell table:style-name="ce9" office:value-type="string" calcext:value-type="string">
            <text:p><text:a xlink:href="https://aoe2.gg/profile/2407064" xlink:type="simple">https://aoe2.gg/profile/2407064</text:a></text:p>
          </table:table-cell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2T13:33:10.687" calcext:value-type="date">
            <text:p>3/22/2025 13:33:10</text:p>
          </table:table-cell>
          <table:table-cell table:style-name="ce7" office:value-type="string" calcext:value-type="string">
            <text:p>Ragnar</text:p>
          </table:table-cell>
          <table:table-cell table:style-name="ce10" office:value-type="string" calcext:value-type="string">
            <text:p><text:a xlink:href="https://aoe2.gg/profile/5052790" xlink:type="simple">https://aoe2.gg/profile/5052790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2T13:50:07.225" calcext:value-type="date">
            <text:p>3/22/2025 13:50:07</text:p>
          </table:table-cell>
          <table:table-cell table:style-name="ce6" office:value-type="string" calcext:value-type="string">
            <text:p>Superhero55</text:p>
          </table:table-cell>
          <table:table-cell table:style-name="ce9" office:value-type="string" calcext:value-type="string">
            <text:p><text:a xlink:href="https://aoe2.gg/profile/14921354" xlink:type="simple">https://aoe2.gg/profile/14921354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5T12:55:08.752" calcext:value-type="date">
            <text:p>3/25/2025 12:55:08</text:p>
          </table:table-cell>
          <table:table-cell table:style-name="ce7" office:value-type="string" calcext:value-type="string">
            <text:p>Biscuits</text:p>
          </table:table-cell>
          <table:table-cell table:style-name="ce10" office:value-type="string" calcext:value-type="string">
            <text:p><text:a xlink:href="https://aoe2.gg/profile/4378222" xlink:type="simple">https://aoe2.gg/profile/4378222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5T22:21:27.885" calcext:value-type="date">
            <text:p>3/25/2025 22:21:27</text:p>
          </table:table-cell>
          <table:table-cell table:style-name="ce6" office:value-type="string" calcext:value-type="string">
            <text:p>Smokey</text:p>
          </table:table-cell>
          <table:table-cell table:style-name="ce9" office:value-type="string" calcext:value-type="string">
            <text:p><text:a xlink:href="https://aoe2.gg/profile/1945281" xlink:type="simple">https://aoe2.gg/profile/1945281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5T22:29:46.395" calcext:value-type="date">
            <text:p>3/25/2025 22:29:46</text:p>
          </table:table-cell>
          <table:table-cell table:style-name="ce7" office:value-type="string" calcext:value-type="string">
            <text:p>chanchilaru</text:p>
          </table:table-cell>
          <table:table-cell table:style-name="ce10" office:value-type="string" calcext:value-type="string">
            <text:p><text:a xlink:href="https://aoe2.gg/profile/557273" xlink:type="simple">https://aoe2.gg/profile/557273</text:a></text:p>
          </table:table-cell>
          <table:table-cell table:style-name="ce10" office:value-type="string" calcext:value-type="string">
            <text:p><text:a xlink:href="https://aoe2.gg/profile/20850252" xlink:type="simple">https://aoe2.gg/profile/20850252</text:a></text:p>
          </table:table-cell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6T06:13:03.785" calcext:value-type="date">
            <text:p>3/26/2025 6:13:03</text:p>
          </table:table-cell>
          <table:table-cell table:style-name="ce6" office:value-type="string" calcext:value-type="string">
            <text:p>Pl0tterGhost</text:p>
          </table:table-cell>
          <table:table-cell table:style-name="ce9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6T09:32:00.681" calcext:value-type="date">
            <text:p>3/26/2025 9:32:00</text:p>
          </table:table-cell>
          <table:table-cell table:style-name="ce7" office:value-type="string" calcext:value-type="string">
            <text:p>NOPE1585</text:p>
          </table:table-cell>
          <table:table-cell table:style-name="ce10" office:value-type="string" calcext:value-type="string">
            <text:p><text:a xlink:href="https://aoe2.gg/profile/5968579" xlink:type="simple">https://aoe2.gg/profile/5968579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6T12:38:36.296" calcext:value-type="date">
            <text:p>3/26/2025 12:38:36</text:p>
          </table:table-cell>
          <table:table-cell table:style-name="ce6" office:value-type="string" calcext:value-type="string">
            <text:p>Hydur</text:p>
          </table:table-cell>
          <table:table-cell table:style-name="ce9" office:value-type="string" calcext:value-type="string">
            <text:p><text:a xlink:href="https://aoe2.gg/profile/1101945" xlink:type="simple">https://aoe2.gg/profile/1101945</text:a></text:p>
          </table:table-cell>
          <table:table-cell table:style-name="ce9" office:value-type="string" calcext:value-type="string">
            <text:p><text:a xlink:href="https://aoe2.gg/profile/12835491" xlink:type="simple">https://aoe2.gg/profile/12835491</text:a></text:p>
          </table:table-cell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6T15:32:56.275" calcext:value-type="date">
            <text:p>3/26/2025 15:32:56</text:p>
          </table:table-cell>
          <table:table-cell table:style-name="ce7" office:value-type="string" calcext:value-type="string">
            <text:p>maxpower973</text:p>
          </table:table-cell>
          <table:table-cell table:style-name="ce10" office:value-type="string" calcext:value-type="string">
            <text:p><text:a xlink:href="https://aoe2.gg/profile/2320032" xlink:type="simple">https://aoe2.gg/profile/2320032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7T03:19:25.466" calcext:value-type="date">
            <text:p>3/27/2025 3:19:25</text:p>
          </table:table-cell>
          <table:table-cell table:style-name="ce6" office:value-type="string" calcext:value-type="string">
            <text:p>__oladushek</text:p>
          </table:table-cell>
          <table:table-cell table:style-name="ce9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7T11:16:27.92" calcext:value-type="date">
            <text:p>3/27/2025 11:16:27</text:p>
          </table:table-cell>
          <table:table-cell table:style-name="ce7" office:value-type="string" calcext:value-type="string">
            <text:p>OS+ | VoNDutcH</text:p>
          </table:table-cell>
          <table:table-cell table:style-name="ce10" office:value-type="string" calcext:value-type="string">
            <text:p><text:a xlink:href="https://aoe2.gg/profile/3942539" xlink:type="simple">https://aoe2.gg/profile/3942539</text:a></text:p>
          </table:table-cell>
          <table:table-cell table:style-name="ce10" office:value-type="string" calcext:value-type="string">
            <text:p><text:a xlink:href="https://aoe2.gg/profile/12014128" xlink:type="simple">https://aoe2.gg/profile/12014128</text:a></text:p>
          </table:table-cell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8T13:17:08.065" calcext:value-type="date">
            <text:p>3/28/2025 13:17:08</text:p>
          </table:table-cell>
          <table:table-cell table:style-name="ce6" office:value-type="string" calcext:value-type="string">
            <text:p>Flying Mouse</text:p>
          </table:table-cell>
          <table:table-cell table:style-name="ce9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8T20:24:36.705" calcext:value-type="date">
            <text:p>3/28/2025 20:24:36</text:p>
          </table:table-cell>
          <table:table-cell table:style-name="ce7" office:value-type="string" calcext:value-type="string">
            <text:p>RAY</text:p>
          </table:table-cell>
          <table:table-cell table:style-name="ce10" office:value-type="string" calcext:value-type="string">
            <text:p><text:a xlink:href="https://aoe2.gg/profile/213474" xlink:type="simple">https://aoe2.gg/profile/213474</text:a></text:p>
          </table:table-cell>
          <table:table-cell table:style-name="ce10" office:value-type="string" calcext:value-type="string">
            <text:p><text:a xlink:href="https://aoe2.gg/profile/1652210" xlink:type="simple">https://aoe2.gg/profile/1652210</text:a></text:p>
          </table:table-cell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28T22:46:02.562" calcext:value-type="date">
            <text:p>3/28/2025 22:46:02</text:p>
          </table:table-cell>
          <table:table-cell table:style-name="ce6" office:value-type="string" calcext:value-type="string">
            <text:p>Lion</text:p>
          </table:table-cell>
          <table:table-cell table:style-name="ce9" office:value-type="string" calcext:value-type="string">
            <text:p><text:a xlink:href="https://aoe2.gg/profile/319153" xlink:type="simple">https://aoe2.gg/profile/319153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29T15:07:16.702" calcext:value-type="date">
            <text:p>3/29/2025 15:07:16</text:p>
          </table:table-cell>
          <table:table-cell table:style-name="ce7" office:value-type="string" calcext:value-type="string">
            <text:p>Neozz</text:p>
          </table:table-cell>
          <table:table-cell table:style-name="ce10" office:value-type="string" calcext:value-type="string">
            <text:p><text:a xlink:href="https://aoe2.gg/profile/11275434" xlink:type="simple">https://aoe2.gg/profile/11275434</text:a></text:p>
          </table:table-cell>
          <table:table-cell table:style-name="ce10" office:value-type="string" calcext:value-type="string">
            <text:p><text:a xlink:href="https://aoe2.gg/profile/19867271" xlink:type="simple">https://aoe2.gg/profile/19867271</text:a></text:p>
          </table:table-cell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30T12:52:05.27" calcext:value-type="date">
            <text:p>3/30/2025 12:52:05</text:p>
          </table:table-cell>
          <table:table-cell table:style-name="ce6" office:value-type="string" calcext:value-type="string">
            <text:p>Jasuni </text:p>
          </table:table-cell>
          <table:table-cell table:style-name="ce9" office:value-type="string" calcext:value-type="string">
            <text:p><text:a xlink:href="https://aoe2.gg/profile/1464223" xlink:type="simple">https://aoe2.gg/profile/1464223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30T15:02:35.553" calcext:value-type="date">
            <text:p>3/30/2025 15:02:35</text:p>
          </table:table-cell>
          <table:table-cell table:style-name="ce7" office:value-type="string" calcext:value-type="string">
            <text:p>jasouki</text:p>
          </table:table-cell>
          <table:table-cell table:style-name="ce10" office:value-type="string" calcext:value-type="string">
            <text:p><text:a xlink:href="https://aoe2.gg/profile/12271904" xlink:type="simple">https://aoe2.gg/profile/12271904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30T16:05:26.374" calcext:value-type="date">
            <text:p>3/30/2025 16:05:26</text:p>
          </table:table-cell>
          <table:table-cell table:style-name="ce6" office:value-type="string" calcext:value-type="string">
            <text:p>The Otter One</text:p>
          </table:table-cell>
          <table:table-cell table:style-name="ce9" office:value-type="string" calcext:value-type="string">
            <text:p><text:a xlink:href="https://aoe2.gg/profile/283384/" xlink:type="simple">https://aoe2.gg/profile/283384/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30T16:20:16.004" calcext:value-type="date">
            <text:p>3/30/2025 16:20:16</text:p>
          </table:table-cell>
          <table:table-cell table:style-name="ce7" office:value-type="string" calcext:value-type="string">
            <text:p>leonromaaoe</text:p>
          </table:table-cell>
          <table:table-cell table:style-name="ce10" office:value-type="string" calcext:value-type="string">
            <text:p><text:a xlink:href="https://aoe2.gg/profile/14819368" xlink:type="simple">https://aoe2.gg/profile/14819368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30T17:28:12.462" calcext:value-type="date">
            <text:p>3/30/2025 17:28:12</text:p>
          </table:table-cell>
          <table:table-cell table:style-name="ce6" office:value-type="string" calcext:value-type="string">
            <text:p>ALIKOG </text:p>
          </table:table-cell>
          <table:table-cell table:style-name="ce9" office:value-type="string" calcext:value-type="string">
            <text:p><text:a xlink:href="https://aoe2.gg/profile/92501/" xlink:type="simple">https://aoe2.gg/profile/92501/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31T04:00:01.777" calcext:value-type="date">
            <text:p>3/31/2025 4:00:01</text:p>
          </table:table-cell>
          <table:table-cell table:style-name="ce7" office:value-type="string" calcext:value-type="string">
            <text:p>Wean Dinchester</text:p>
          </table:table-cell>
          <table:table-cell table:style-name="ce10" office:value-type="string" calcext:value-type="string">
            <text:p><text:a xlink:href="https://aoe2.gg/profile/300565" xlink:type="simple">https://aoe2.gg/profile/300565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3-31T07:55:09.224" calcext:value-type="date">
            <text:p>3/31/2025 7:55:09</text:p>
          </table:table-cell>
          <table:table-cell table:style-name="ce6" office:value-type="string" calcext:value-type="string">
            <text:p>KorDimon</text:p>
          </table:table-cell>
          <table:table-cell table:style-name="ce9" office:value-type="string" calcext:value-type="string">
            <text:p><text:a xlink:href="https://aoe2.gg/profile/2982910" xlink:type="simple">https://aoe2.gg/profile/2982910</text:a></text:p>
          </table:table-cell>
          <table:table-cell/>
          <table:table-cell table:style-name="ce14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25-03-31T08:13:13.759" calcext:value-type="date">
            <text:p>3/31/2025 8:13:13</text:p>
          </table:table-cell>
          <table:table-cell table:style-name="ce7" office:value-type="string" calcext:value-type="string">
            <text:p>wisenatic</text:p>
          </table:table-cell>
          <table:table-cell table:style-name="ce10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15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25-03-31T10:57:38.614" calcext:value-type="date">
            <text:p>3/31/2025 10:57:38</text:p>
          </table:table-cell>
          <table:table-cell table:style-name="ce8" office:value-type="string" calcext:value-type="string">
            <text:p>qeetsa</text:p>
          </table:table-cell>
          <table:table-cell table:style-name="ce12" office:value-type="string" calcext:value-type="string">
            <text:p><text:a xlink:href="https://aoe2.gg/profile/2075681" xlink:type="simple">https://aoe2.gg/profile/2075681</text:a></text:p>
          </table:table-cell>
          <table:table-cell table:style-name="ce12" office:value-type="string" calcext:value-type="string">
            <text:p><text:a xlink:href="https://aoe2.gg/profile/9902793" xlink:type="simple">https://aoe2.gg/profile/9902793</text:a></text:p>
          </table:table-cell>
          <table:table-cell table:style-name="ce16" office:value-type="string" calcext:value-type="string">
            <text:p>I understand and accept the conditions of CHEM-HDBK-L006 (Alchemy League Season 6 Handbook)</text:p>
          </table:table-cell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Form_Responses1" table:target-range-address="'Form Responses 1'.A1:'Form Responses 1'.E43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 style:data-style-name="N2" text:time-value="15:16:56.53153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3-31T15:17:06.840628200</dc:date>
    <meta:editing-duration>PT10S</meta:editing-duration>
    <meta:editing-cycles>1</meta:editing-cycles>
    <meta:document-statistic meta:table-count="1" meta:cell-count="183" meta:object-count="0"/>
  </office:meta>
</office:document-meta>
</file>